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DejaVu Sans Mono1" svg:font-family="'DejaVu Sans Mono'" style:font-pitch="fixed"/>
    <style:font-face style:name="Courier 10 Pitch" svg:font-family="'Courier 10 Pitch'" style:font-pitch="variable"/>
    <style:font-face style:name="DejaVu Sans Mono" svg:font-family="'DejaVu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3.609cm"/>
    </style:style>
    <style:style style:name="pr9" style:family="presentation" style:parent-style-name="Default_5f_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DejaVu Sans Mono1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8" style:family="paragraph">
      <style:paragraph-properties fo:text-align="center"/>
      <style:text-properties style:font-name="DejaVu Sans Mono1" fo:font-size="54pt" fo:font-weight="bold" style:font-size-asian="54pt" style:font-weight-asian="bold" style:font-size-complex="5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State of X.Org Foundation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Daniel Vet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g Thanks for XDC Helsinki</text:p>
          </draw:text-box>
        </draw:frame>
        <draw:frame presentation:style-name="pr5" draw:text-style-name="P5" draw:layer="layout" svg:width="25.199cm" svg:height="9.973cm" svg:x="1.4cm" svg:y="7.3cm" presentation:class="outline" presentation:user-transformed="true">
          <draw:text-box>
            <text:list text:style-name="L3">
              <text:list-header>
                <text:p text:style-name="P4">Applause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g Thanks for XDC Helsinki</text:p>
          </draw:text-box>
        </draw:frame>
        <draw:frame presentation:style-name="pr5" draw:text-style-name="P5" draw:layer="layout" svg:width="25.199cm" svg:height="9.973cm" svg:x="1.4cm" svg:y="7.3cm" presentation:class="outline" presentation:user-transformed="true">
          <draw:text-box>
            <text:list text:style-name="L3">
              <text:list-header>
                <text:p text:style-name="P4">Moar applause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g Thanks for XDC Helsinki</text:p>
          </draw:text-box>
        </draw:frame>
        <draw:frame presentation:style-name="pr5" draw:text-style-name="P8" draw:layer="layout" svg:width="25.199cm" svg:height="9.973cm" svg:x="1.4cm" svg:y="7.3cm" presentation:class="outline" presentation:user-transformed="true">
          <draw:text-box>
            <text:list text:style-name="L3">
              <text:list-header>
                <text:p text:style-name="P7"><text:span text:style-name="T3">Thundering applause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SoC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2 students</text:p>
              </text:list-item>
              <text:list-item>
                <text:p>need to get better again at PR</text:p>
              </text:list-item>
              <text:list-item>
                <text:p>help very much welco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oC/Outreachy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1 students</text:p>
              </text:list-item>
              <text:list-item>
                <text:p>students need to magically know how to contribute :(</text:p>
              </text:list-item>
              <text:list-item>
                <text:p>same for outreachy</text:p>
              </text:list-item>
              <text:list-item>
                <text:p>help very much welco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XDC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next year in Mountain View with Google!</text:p>
              </text:list-item>
              <text:list-item>
                <text:p>RFP process: https://www.x.org/wiki/Events/RFP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I transition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paperwork always takes longer</text:p>
              </text:list-item>
              <text:list-item>
                <text:p>but well underw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oundation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please become a member</text:p>
              </text:list-item>
              <text:list-item>
                <text:p>everyone here qualifies</text:p>
              </text:list-item>
              <text:list-item>
                <text:p>https://members.x.org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DejaVu Sans Mono1" svg:font-family="'DejaVu Sans Mono'" style:font-pitch="fixed"/>
    <style:font-face style:name="Courier 10 Pitch" svg:font-family="'Courier 10 Pitch'" style:font-pitch="variable"/>
    <style:font-face style:name="DejaVu Sans Mono" svg:font-family="'DejaVu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25DT4H48M20S</meta:editing-duration>
    <meta:editing-cycles>66</meta:editing-cycles>
    <meta:generator>LibreOffice/5.1.5.2$Linux_X86_64 LibreOffice_project/10$Build-2</meta:generator>
    <dc:date>2016-09-23T13:39:44.498559043</dc:date>
    <meta:document-statistic meta:object-count="61"/>
  </office:meta>
</office:document-meta>
</file>